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serif"/>
    <style:font-face style:name="Helvetica Neue" svg:font-family="'Helvetica Neue', Helvetica, Arial, sans-serif"/>
    <style:font-face style:name="Lohit Devanagari1" svg:font-family="'Lohit Devanagari'"/>
    <style:font-face style:name="Verdana" svg:font-family="Verdana, Arial, sans-serif"/>
    <style:font-face style:name="helvetica" svg:font-family="helvetica, arial, verdana, sans-serif"/>
    <style:font-face style:name="LJGBAB+Calibri" svg:font-family="LJGBAB+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Liberation Serif" fo:font-size="11pt" fo:font-weight="bold" officeooo:paragraph-rsid="004b83a6" style:font-name-asian="LJGBAB+Calibri" style:font-size-asian="11pt" style:font-weight-asian="bold" style:font-name-complex="LJGBAB+Calibri" style:font-size-complex="11pt" style:font-weight-complex="bold"/>
    </style:style>
    <style:style style:name="P2" style:family="paragraph" style:parent-style-name="Standard">
      <style:paragraph-properties fo:text-align="start" style:justify-single-word="false" style:text-autospace="none"/>
      <style:text-properties style:font-name="Liberation Serif" fo:font-size="11pt" fo:font-weight="bold" officeooo:paragraph-rsid="0030a659" style:font-name-asian="LJGBAB+Calibri" style:font-size-asian="11pt" style:font-weight-asian="bold" style:font-name-complex="LJGBAB+Calibri" style:font-size-complex="11pt" style:font-weight-complex="bold"/>
    </style:style>
    <style:style style:name="P3" style:family="paragraph" style:parent-style-name="Standard">
      <style:paragraph-properties style:text-autospace="none"/>
      <style:text-properties style:font-name="Liberation Serif" fo:font-size="11pt" officeooo:paragraph-rsid="003c85ee" style:font-size-asian="11pt" style:font-size-complex="11pt"/>
    </style:style>
    <style:style style:name="P4" style:family="paragraph" style:parent-style-name="Standard">
      <style:paragraph-properties style:text-autospace="none"/>
      <style:text-properties style:font-name="Liberation Serif" fo:font-size="11pt" officeooo:paragraph-rsid="004f8e82" style:font-size-asian="11pt" style:font-size-complex="11pt"/>
    </style:style>
    <style:style style:name="P5" style:family="paragraph" style:parent-style-name="Standard">
      <style:paragraph-properties style:text-autospace="none"/>
      <style:text-properties style:font-name="Liberation Serif" fo:font-size="11pt" officeooo:paragraph-rsid="0055a3d2" style:font-size-asian="11pt" style:font-size-complex="11pt"/>
    </style:style>
    <style:style style:name="P6" style:family="paragraph" style:parent-style-name="Standard">
      <style:paragraph-properties fo:text-align="start" style:justify-single-word="false" style:text-autospace="none"/>
      <style:text-properties officeooo:paragraph-rsid="004a83ac"/>
    </style:style>
    <style:style style:name="P7" style:family="paragraph" style:parent-style-name="Standard">
      <style:paragraph-properties fo:text-align="start" style:justify-single-word="false" style:text-autospace="none"/>
      <style:text-properties officeooo:paragraph-rsid="0054e5ff"/>
    </style:style>
    <style:style style:name="T1" style:family="text">
      <style:text-properties fo:font-variant="normal" fo:text-transform="none" fo:color="#222222" style:font-name="Liberation Serif" fo:font-size="11pt" fo:letter-spacing="normal" fo:font-style="normal" fo:font-weight="normal" officeooo:rsid="0041c2f4" style:font-name-asian="LJGBAB+Calibri" style:font-size-asian="11pt" style:font-weight-asian="bold" style:font-name-complex="LJGBAB+Calibri" style:font-size-complex="11pt" style:font-weight-complex="bold"/>
    </style:style>
    <style:style style:name="T2" style:family="text">
      <style:text-properties fo:font-variant="normal" fo:text-transform="none" fo:color="#222222" style:font-name="Liberation Serif" fo:font-size="11pt" fo:letter-spacing="normal" fo:font-style="normal" fo:font-weight="normal" officeooo:rsid="0054126a" style:font-name-asian="LJGBAB+Calibri" style:font-size-asian="11pt" style:font-weight-asian="bold" style:font-name-complex="LJGBAB+Calibri" style:font-size-complex="11pt" style:font-weight-complex="bold"/>
    </style:style>
    <style:style style:name="T3" style:family="text">
      <style:text-properties fo:font-variant="normal" fo:text-transform="none" fo:color="#222222" style:font-name="Liberation Serif" fo:font-size="11pt" fo:letter-spacing="normal" fo:font-style="normal" fo:font-weight="normal" officeooo:rsid="0041c2f4" style:font-name-asian="LJGBAB+Calibri" style:font-size-asian="11pt" style:font-weight-asian="normal" style:font-name-complex="LJGBAB+Calibri" style:font-size-complex="11pt" style:font-weight-complex="normal"/>
    </style:style>
    <style:style style:name="T4" style:family="text">
      <style:text-properties fo:font-variant="normal" fo:text-transform="none" fo:color="#222222" style:font-name="Liberation Serif" fo:font-size="11pt" fo:letter-spacing="normal" fo:font-style="normal" fo:font-weight="normal" officeooo:rsid="0043781d" style:font-name-asian="LJGBAB+Calibri" style:font-size-asian="11pt" style:font-weight-asian="normal" style:font-name-complex="LJGBAB+Calibri" style:font-size-complex="11pt" style:font-weight-complex="normal"/>
    </style:style>
    <style:style style:name="T5" style:family="text">
      <style:text-properties fo:font-variant="normal" fo:text-transform="none" fo:color="#222222" style:font-name="Liberation Serif" fo:font-size="11pt" fo:letter-spacing="normal" fo:font-style="normal" fo:font-weight="normal" officeooo:rsid="0044b2d3" style:font-name-asian="LJGBAB+Calibri" style:font-size-asian="11pt" style:font-weight-asian="normal" style:font-name-complex="LJGBAB+Calibri" style:font-size-complex="11pt" style:font-weight-complex="normal"/>
    </style:style>
    <style:style style:name="T6" style:family="text">
      <style:text-properties fo:font-variant="normal" fo:text-transform="none" fo:color="#222222" style:font-name="Liberation Serif" fo:font-size="11pt" fo:letter-spacing="normal" fo:font-style="normal" fo:font-weight="normal" officeooo:rsid="004677c8" style:font-name-asian="LJGBAB+Calibri" style:font-size-asian="11pt" style:font-weight-asian="normal" style:font-name-complex="LJGBAB+Calibri" style:font-size-complex="11pt" style:font-weight-complex="normal"/>
    </style:style>
    <style:style style:name="T7" style:family="text">
      <style:text-properties fo:font-variant="normal" fo:text-transform="none" fo:color="#222222" style:font-name="Liberation Serif" fo:font-size="11pt" fo:letter-spacing="normal" fo:font-style="normal" fo:font-weight="normal" officeooo:rsid="0046861d" style:font-name-asian="LJGBAB+Calibri" style:font-size-asian="11pt" style:font-weight-asian="normal" style:font-name-complex="LJGBAB+Calibri" style:font-size-complex="11pt" style:font-weight-complex="normal"/>
    </style:style>
    <style:style style:name="T8" style:family="text">
      <style:text-properties fo:font-variant="normal" fo:text-transform="none" fo:color="#222222" style:font-name="Liberation Serif" fo:font-size="11pt" fo:letter-spacing="normal" fo:font-style="normal" fo:font-weight="normal" officeooo:rsid="00481d9c" style:font-name-asian="LJGBAB+Calibri" style:font-size-asian="11pt" style:font-weight-asian="normal" style:font-name-complex="LJGBAB+Calibri" style:font-size-complex="11pt" style:font-weight-complex="normal"/>
    </style:style>
    <style:style style:name="T9" style:family="text">
      <style:text-properties fo:font-variant="normal" fo:text-transform="none" fo:color="#222222" style:font-name="Liberation Serif" fo:font-size="11pt" fo:letter-spacing="normal" fo:font-style="normal" fo:font-weight="normal" officeooo:rsid="00493fd4" style:font-name-asian="LJGBAB+Calibri" style:font-size-asian="11pt" style:font-weight-asian="normal" style:font-name-complex="LJGBAB+Calibri" style:font-size-complex="11pt" style:font-weight-complex="normal"/>
    </style:style>
    <style:style style:name="T10" style:family="text">
      <style:text-properties fo:font-variant="normal" fo:text-transform="none" fo:color="#222222" style:font-name="Liberation Serif" fo:font-size="11pt" fo:letter-spacing="normal" fo:font-style="normal" fo:font-weight="normal" officeooo:rsid="0051fed6" style:font-name-asian="LJGBAB+Calibri" style:font-size-asian="11pt" style:font-weight-asian="normal" style:font-name-complex="LJGBAB+Calibri" style:font-size-complex="11pt" style:font-weight-complex="normal"/>
    </style:style>
    <style:style style:name="T11" style:family="text">
      <style:text-properties fo:font-variant="normal" fo:text-transform="none" fo:color="#222222" style:font-name="Liberation Serif" fo:font-size="11pt" fo:letter-spacing="normal" fo:font-style="normal" fo:font-weight="normal" officeooo:rsid="0052f8a1" style:font-name-asian="LJGBAB+Calibri" style:font-size-asian="11pt" style:font-weight-asian="normal" style:font-name-complex="LJGBAB+Calibri" style:font-size-complex="11pt" style:font-weight-complex="normal"/>
    </style:style>
    <style:style style:name="T12" style:family="text">
      <style:text-properties fo:font-variant="normal" fo:text-transform="none" fo:color="#222222" style:font-name="Liberation Serif" fo:font-size="11pt" fo:letter-spacing="normal" fo:font-style="normal" fo:font-weight="normal" officeooo:rsid="0054e5ff" style:font-name-asian="LJGBAB+Calibri" style:font-size-asian="11pt" style:font-weight-asian="normal" style:font-name-complex="LJGBAB+Calibri" style:font-size-complex="11pt" style:font-weight-complex="normal"/>
    </style:style>
    <style:style style:name="T13" style:family="text">
      <style:text-properties fo:font-variant="normal" fo:text-transform="none" fo:color="#222222" style:text-position="super 58%" style:font-name="Liberation Serif" fo:font-size="11pt" fo:letter-spacing="normal" fo:font-style="normal" fo:font-weight="normal" officeooo:rsid="004677c8" style:font-name-asian="LJGBAB+Calibri" style:font-size-asian="11pt" style:font-weight-asian="normal" style:font-name-complex="LJGBAB+Calibri" style:font-size-complex="11pt" style:font-weight-complex="normal"/>
    </style:style>
    <style:style style:name="T14" style:family="text">
      <style:text-properties fo:font-variant="normal" fo:text-transform="none" fo:color="#000000" style:font-name="Liberation Serif" fo:font-size="11pt" fo:letter-spacing="normal" fo:font-style="normal" fo:font-weight="normal" officeooo:rsid="004677c8" style:font-name-asian="LJGBAB+Calibri" style:font-size-asian="11pt" style:font-weight-asian="normal" style:font-name-complex="LJGBAB+Calibri" style:font-size-complex="11pt" style:font-weight-complex="normal"/>
    </style:style>
    <style:style style:name="T15" style:family="text">
      <style:text-properties fo:font-variant="normal" fo:text-transform="none" fo:color="#000000" style:font-name="Liberation Serif" fo:font-size="11pt" fo:letter-spacing="normal" fo:font-style="normal" fo:font-weight="normal" officeooo:rsid="00493fd4" style:font-name-asian="LJGBAB+Calibri" style:font-size-asian="11pt" style:font-weight-asian="normal" style:font-name-complex="LJGBAB+Calibri" style:font-size-complex="11pt" style:font-weight-complex="normal"/>
    </style:style>
    <style:style style:name="T16" style:family="text">
      <style:text-properties fo:font-variant="normal" fo:text-transform="none" fo:color="#000000" style:font-name="Liberation Serif" fo:font-size="11pt" fo:letter-spacing="normal" fo:font-style="normal" fo:font-weight="normal" officeooo:rsid="004a83ac" style:font-name-asian="LJGBAB+Calibri" style:font-size-asian="11pt" style:font-weight-asian="normal" style:font-name-complex="LJGBAB+Calibri" style:font-size-complex="11pt" style:font-weight-complex="normal"/>
    </style:style>
    <style:style style:name="T17" style:family="text">
      <style:text-properties fo:font-variant="normal" fo:text-transform="none" fo:color="#000000" style:font-name="Liberation Serif" fo:font-size="11pt" fo:letter-spacing="normal" fo:font-style="normal" fo:font-weight="normal" officeooo:rsid="0052f8a1" style:font-name-asian="LJGBAB+Calibri" style:font-size-asian="11pt" style:font-weight-asian="normal" style:font-name-complex="LJGBAB+Calibri" style:font-size-complex="11pt" style:font-weight-complex="normal"/>
    </style:style>
    <style:style style:name="T18" style:family="text">
      <style:text-properties fo:font-variant="normal" fo:text-transform="none" fo:color="#000000" style:font-name="Liberation Serif" fo:font-size="11pt" fo:letter-spacing="normal" fo:font-style="normal" fo:font-weight="normal" officeooo:rsid="0054126a" style:font-name-asian="LJGBAB+Calibri" style:font-size-asian="11pt" style:font-weight-asian="bold" style:font-name-complex="LJGBAB+Calibri" style:font-size-complex="11pt" style:font-weight-complex="bold"/>
    </style:style>
    <style:style style:name="T19" style:family="text">
      <style:text-properties fo:font-variant="normal" fo:text-transform="none" fo:color="#000000" style:font-name="Verdana" fo:font-size="9.75pt" fo:letter-spacing="normal" fo:font-style="normal" fo:font-weight="normal" officeooo:rsid="0054126a" style:font-name-asian="LJGBAB+Calibri" style:font-size-asian="11pt" style:font-weight-asian="bold" style:font-name-complex="LJGBAB+Calibri" style:font-size-complex="11pt" style:font-weight-complex="bold"/>
    </style:style>
    <style:style style:name="T20" style:family="text">
      <style:text-properties officeooo:rsid="001f5a73"/>
    </style:style>
    <style:style style:name="T21" style:family="text">
      <style:text-properties style:font-name="Liberation Serif" fo:font-size="11pt" fo:font-weight="normal" style:font-name-asian="LJGBAB+Calibri" style:font-size-asian="11pt" style:font-weight-asian="normal" style:font-name-complex="LJGBAB+Calibri" style:font-size-complex="11pt" style:font-weight-complex="normal"/>
    </style:style>
    <style:style style:name="T22" style:family="text">
      <style:text-properties style:font-name="Liberation Serif" fo:font-size="11pt" fo:font-weight="normal" officeooo:rsid="00237d96" style:font-name-asian="LJGBAB+Calibri" style:font-size-asian="11pt" style:font-weight-asian="normal" style:font-name-complex="LJGBAB+Calibri" style:font-size-complex="11pt" style:font-weight-complex="normal"/>
    </style:style>
    <style:style style:name="T23" style:family="text">
      <style:text-properties style:font-name="Liberation Serif" fo:font-size="11pt" fo:font-weight="normal" officeooo:rsid="0028dae5" style:font-name-asian="LJGBAB+Calibri" style:font-size-asian="11pt" style:font-weight-asian="normal" style:font-name-complex="LJGBAB+Calibri" style:font-size-complex="11pt" style:font-weight-complex="normal"/>
    </style:style>
    <style:style style:name="T24" style:family="text">
      <style:text-properties style:font-name="Liberation Serif" fo:font-size="11pt" fo:font-weight="normal" officeooo:rsid="00290007" style:font-name-asian="LJGBAB+Calibri" style:font-size-asian="11pt" style:font-weight-asian="normal" style:font-name-complex="LJGBAB+Calibri" style:font-size-complex="11pt" style:font-weight-complex="normal"/>
    </style:style>
    <style:style style:name="T25" style:family="text">
      <style:text-properties style:font-name="Liberation Serif" fo:font-size="11pt" fo:font-weight="normal" officeooo:rsid="00259e52" style:font-name-asian="LJGBAB+Calibri" style:font-size-asian="11pt" style:font-weight-asian="normal" style:font-name-complex="LJGBAB+Calibri" style:font-size-complex="11pt" style:font-weight-complex="normal"/>
    </style:style>
    <style:style style:name="T26" style:family="text">
      <style:text-properties style:font-name="Liberation Serif" fo:font-size="11pt" fo:font-weight="normal" officeooo:rsid="0029917d" style:font-name-asian="LJGBAB+Calibri" style:font-size-asian="11pt" style:font-weight-asian="normal" style:font-name-complex="LJGBAB+Calibri" style:font-size-complex="11pt" style:font-weight-complex="normal"/>
    </style:style>
    <style:style style:name="T27" style:family="text">
      <style:text-properties style:font-name="Liberation Serif" fo:font-size="11pt" fo:font-weight="normal" officeooo:rsid="002a50ba" style:font-name-asian="LJGBAB+Calibri" style:font-size-asian="11pt" style:font-weight-asian="normal" style:font-name-complex="LJGBAB+Calibri" style:font-size-complex="11pt" style:font-weight-complex="normal"/>
    </style:style>
    <style:style style:name="T28" style:family="text">
      <style:text-properties style:font-name="Liberation Serif" fo:font-size="11pt" fo:font-weight="normal" officeooo:rsid="003c85ee" style:font-name-asian="LJGBAB+Calibri" style:font-size-asian="11pt" style:font-weight-asian="normal" style:font-name-complex="LJGBAB+Calibri" style:font-size-complex="11pt" style:font-weight-complex="normal"/>
    </style:style>
    <style:style style:name="T29" style:family="text">
      <style:text-properties style:font-name="Liberation Serif" fo:font-size="11pt" fo:font-weight="normal" officeooo:rsid="003dcdfb" style:font-name-asian="LJGBAB+Calibri" style:font-size-asian="11pt" style:font-weight-asian="normal" style:font-name-complex="LJGBAB+Calibri" style:font-size-complex="11pt" style:font-weight-complex="normal"/>
    </style:style>
    <style:style style:name="T30" style:family="text">
      <style:text-properties style:font-name="Liberation Serif" fo:font-size="11pt" fo:font-weight="normal" officeooo:rsid="003ecfca" style:font-name-asian="LJGBAB+Calibri" style:font-size-asian="11pt" style:font-weight-asian="normal" style:font-name-complex="LJGBAB+Calibri" style:font-size-complex="11pt" style:font-weight-complex="normal"/>
    </style:style>
    <style:style style:name="T31" style:family="text">
      <style:text-properties style:font-name="Liberation Serif" fo:font-size="11pt" fo:font-weight="normal" officeooo:rsid="003f9eec" style:font-name-asian="LJGBAB+Calibri" style:font-size-asian="11pt" style:font-weight-asian="normal" style:font-name-complex="LJGBAB+Calibri" style:font-size-complex="11pt" style:font-weight-complex="normal"/>
    </style:style>
    <style:style style:name="T32" style:family="text">
      <style:text-properties style:font-name="Liberation Serif" fo:font-size="11pt" fo:font-weight="normal" officeooo:rsid="00415ab2" style:font-name-asian="LJGBAB+Calibri" style:font-size-asian="11pt" style:font-weight-asian="normal" style:font-name-complex="LJGBAB+Calibri" style:font-size-complex="11pt" style:font-weight-complex="normal"/>
    </style:style>
    <style:style style:name="T33" style:family="text">
      <style:text-properties style:font-name="Liberation Serif" fo:font-size="11pt" fo:font-weight="normal" officeooo:rsid="0041c2f4" style:font-name-asian="LJGBAB+Calibri" style:font-size-asian="11pt" style:font-weight-asian="normal" style:font-name-complex="LJGBAB+Calibri" style:font-size-complex="11pt" style:font-weight-complex="normal"/>
    </style:style>
    <style:style style:name="T34" style:family="text">
      <style:text-properties style:font-name="Liberation Serif" fo:font-size="11pt" fo:font-weight="normal" officeooo:rsid="00481d9c" style:font-name-asian="LJGBAB+Calibri" style:font-size-asian="11pt" style:font-weight-asian="normal" style:font-name-complex="LJGBAB+Calibri" style:font-size-complex="11pt" style:font-weight-complex="normal"/>
    </style:style>
    <style:style style:name="T35" style:family="text">
      <style:text-properties style:font-name="Liberation Serif" fo:font-size="11pt" fo:font-weight="normal" officeooo:rsid="004cd650" style:font-name-asian="LJGBAB+Calibri" style:font-size-asian="11pt" style:font-weight-asian="normal" style:font-name-complex="LJGBAB+Calibri" style:font-size-complex="11pt" style:font-weight-complex="normal"/>
    </style:style>
    <style:style style:name="T36" style:family="text">
      <style:text-properties style:font-name="Liberation Serif" fo:font-size="11pt" fo:font-weight="normal" officeooo:rsid="004e69c0" style:font-name-asian="LJGBAB+Calibri" style:font-size-asian="11pt" style:font-weight-asian="normal" style:font-name-complex="LJGBAB+Calibri" style:font-size-complex="11pt" style:font-weight-complex="normal"/>
    </style:style>
    <style:style style:name="T37" style:family="text">
      <style:text-properties style:font-name="Liberation Serif" fo:font-size="11pt" fo:font-weight="normal" officeooo:rsid="0044b2d3" style:font-name-asian="LJGBAB+Calibri" style:font-size-asian="11pt" style:font-weight-asian="normal" style:font-name-complex="LJGBAB+Calibri" style:font-size-complex="11pt" style:font-weight-complex="normal"/>
    </style:style>
    <style:style style:name="T38" style:family="text">
      <style:text-properties style:font-name="Liberation Serif" fo:font-size="11pt" fo:font-weight="normal" officeooo:rsid="004f8e82" style:font-name-asian="LJGBAB+Calibri" style:font-size-asian="11pt" style:font-weight-asian="normal" style:font-name-complex="LJGBAB+Calibri" style:font-size-complex="11pt" style:font-weight-complex="normal"/>
    </style:style>
    <style:style style:name="T39" style:family="text">
      <style:text-properties style:font-name="Liberation Serif" fo:font-size="11pt" fo:font-weight="normal" officeooo:rsid="0050827d" style:font-name-asian="LJGBAB+Calibri" style:font-size-asian="11pt" style:font-weight-asian="normal" style:font-name-complex="LJGBAB+Calibri" style:font-size-complex="11pt" style:font-weight-complex="normal"/>
    </style:style>
    <style:style style:name="T40" style:family="text">
      <style:text-properties style:font-name="Liberation Serif" fo:font-size="11pt" fo:font-weight="normal" officeooo:rsid="0051fed6" style:font-name-asian="LJGBAB+Calibri" style:font-size-asian="11pt" style:font-weight-asian="normal" style:font-name-complex="LJGBAB+Calibri" style:font-size-complex="11pt" style:font-weight-complex="normal"/>
    </style:style>
    <style:style style:name="T41" style:family="text">
      <style:text-properties style:font-name="Liberation Serif" fo:font-size="11pt" fo:font-weight="normal" officeooo:rsid="0052f8a1" style:font-name-asian="LJGBAB+Calibri" style:font-size-asian="11pt" style:font-weight-asian="normal" style:font-name-complex="LJGBAB+Calibri" style:font-size-complex="11pt" style:font-weight-complex="normal"/>
    </style:style>
    <style:style style:name="T42" style:family="text">
      <style:text-properties style:font-name="Liberation Serif" fo:font-size="11pt" fo:font-weight="normal" officeooo:rsid="0054e5ff" style:font-name-asian="LJGBAB+Calibri" style:font-size-asian="11pt" style:font-weight-asian="normal" style:font-name-complex="LJGBAB+Calibri" style:font-size-complex="11pt" style:font-weight-complex="normal"/>
    </style:style>
    <style:style style:name="T43" style:family="text">
      <style:text-properties style:font-name="Liberation Serif" fo:font-size="11pt" fo:font-weight="normal" officeooo:rsid="0055a3d2" style:font-name-asian="LJGBAB+Calibri" style:font-size-asian="11pt" style:font-weight-asian="normal" style:font-name-complex="LJGBAB+Calibri" style:font-size-complex="11pt" style:font-weight-complex="normal"/>
    </style:style>
    <style:style style:name="T44" style:family="text">
      <style:text-properties style:font-name="Liberation Serif" fo:font-size="11pt" fo:font-weight="bold" style:font-name-asian="LJGBAB+Calibri" style:font-size-asian="11pt" style:font-weight-asian="bold" style:font-name-complex="LJGBAB+Calibri" style:font-size-complex="11pt" style:font-weight-complex="bold"/>
    </style:style>
    <style:style style:name="T45" style:family="text">
      <style:text-properties style:font-name="Liberation Serif" fo:font-size="11pt" fo:font-weight="bold" officeooo:rsid="002c6a6f" style:font-name-asian="LJGBAB+Calibri" style:font-size-asian="11pt" style:font-weight-asian="bold" style:font-name-complex="LJGBAB+Calibri" style:font-size-complex="11pt" style:font-weight-complex="bold"/>
    </style:style>
    <style:style style:name="T46" style:family="text">
      <style:text-properties style:font-name="Liberation Serif" fo:font-size="11pt" fo:font-weight="bold" officeooo:rsid="00481d9c" style:font-name-asian="LJGBAB+Calibri" style:font-size-asian="11pt" style:font-weight-asian="bold" style:font-name-complex="LJGBAB+Calibri" style:font-size-complex="11pt" style:font-weight-complex="bold"/>
    </style:style>
    <style:style style:name="T47" style:family="text">
      <style:text-properties style:font-name="Liberation Serif" fo:font-size="11pt" fo:font-weight="bold" officeooo:rsid="004a83ac" style:font-name-asian="LJGBAB+Calibri" style:font-size-asian="11pt" style:font-weight-asian="bold" style:font-name-complex="LJGBAB+Calibri" style:font-size-complex="11pt" style:font-weight-complex="bold"/>
    </style:style>
    <style:style style:name="T48" style:family="text">
      <style:text-properties style:font-name="Liberation Serif" fo:font-size="11pt" fo:font-weight="bold" officeooo:rsid="004e69c0" style:font-name-asian="LJGBAB+Calibri" style:font-size-asian="11pt" style:font-weight-asian="bold" style:font-name-complex="LJGBAB+Calibri" style:font-size-complex="11pt" style:font-weight-complex="bold"/>
    </style:style>
    <style:style style:name="T49" style:family="text">
      <style:text-properties style:font-name="Liberation Serif" fo:font-size="11pt" fo:font-weight="bold" officeooo:rsid="0050827d" style:font-name-asian="LJGBAB+Calibri" style:font-size-asian="11pt" style:font-weight-asian="bold" style:font-name-complex="LJGBAB+Calibri" style:font-size-complex="11pt" style:font-weight-complex="bold"/>
    </style:style>
    <style:style style:name="T50" style:family="text">
      <style:text-properties style:font-name="Liberation Serif" fo:font-size="11pt" fo:font-weight="bold" officeooo:rsid="0051fed6" style:font-name-asian="LJGBAB+Calibri" style:font-size-asian="11pt" style:font-weight-asian="bold" style:font-name-complex="LJGBAB+Calibri" style:font-size-complex="11pt" style:font-weight-complex="bold"/>
    </style:style>
    <style:style style:name="T51" style:family="text">
      <style:text-properties style:font-name="Liberation Serif" fo:font-size="11pt" fo:font-weight="bold" officeooo:rsid="0054629e" style:font-name-asian="LJGBAB+Calibri" style:font-size-asian="11pt" style:font-weight-asian="bold" style:font-name-complex="LJGBAB+Calibri" style:font-size-complex="11pt" style:font-weight-complex="bold"/>
    </style:style>
    <style:style style:name="T52" style:family="text">
      <style:text-properties style:font-name="Liberation Serif" fo:font-size="11pt" fo:font-weight="bold" officeooo:rsid="0054e5ff" style:font-name-asian="LJGBAB+Calibri" style:font-size-asian="11pt" style:font-weight-asian="bold" style:font-name-complex="LJGBAB+Calibri" style:font-size-complex="11pt" style:font-weight-complex="bold"/>
    </style:style>
    <style:style style:name="T53" style:family="text">
      <style:text-properties style:font-name="Liberation Serif" fo:font-size="15pt" fo:font-weight="bold" officeooo:rsid="0050827d" style:font-name-asian="LJGBAB+Calibri" style:font-size-asian="15pt" style:font-weight-asian="bold" style:font-name-complex="LJGBAB+Calibri" style:font-size-complex="15pt" style:font-weight-complex="bold"/>
    </style:style>
    <style:style style:name="T54" style:family="text">
      <style:text-properties fo:font-weight="bold" style:font-name-asian="LJGBAB+Calibri" style:font-weight-asian="bold" style:font-name-complex="LJGBAB+Calibri" style:font-weight-complex="bold"/>
    </style:style>
    <style:style style:name="T55" style:family="text">
      <style:text-properties fo:font-weight="bold" officeooo:rsid="0030a659" style:font-name-asian="LJGBAB+Calibri" style:font-weight-asian="bold" style:font-name-complex="LJGBAB+Calibri" style:font-weight-complex="bold"/>
    </style:style>
    <style:style style:name="T56" style:family="text">
      <style:text-properties fo:font-weight="bold" officeooo:rsid="004f8e82" style:font-name-asian="LJGBAB+Calibri" style:font-weight-asian="bold" style:font-name-complex="LJGBAB+Calibri" style:font-weight-complex="bold"/>
    </style:style>
    <style:style style:name="T57" style:family="text">
      <style:text-properties fo:font-weight="normal" style:font-weight-asian="normal" style:font-weight-complex="normal"/>
    </style:style>
    <style:style style:name="T58" style:family="text">
      <style:text-properties fo:font-weight="normal" style:font-name-asian="LJGBAB+Calibri" style:font-weight-asian="normal" style:font-name-complex="LJGBAB+Calibri" style:font-weight-complex="normal"/>
    </style:style>
    <style:style style:name="T59" style:family="text">
      <style:text-properties fo:font-weight="normal" officeooo:rsid="0030a659" style:font-name-asian="LJGBAB+Calibri" style:font-weight-asian="normal" style:font-name-complex="LJGBAB+Calibri" style:font-weight-complex="normal"/>
    </style:style>
    <style:style style:name="T60" style:family="text">
      <style:text-properties fo:font-weight="normal" officeooo:rsid="002a65e9" style:font-name-asian="LJGBAB+Calibri" style:font-weight-asian="normal" style:font-name-complex="LJGBAB+Calibri" style:font-weight-complex="normal"/>
    </style:style>
    <style:style style:name="T61" style:family="text">
      <style:text-properties fo:font-weight="normal" officeooo:rsid="001f5a73" style:font-name-asian="LJGBAB+Calibri" style:font-weight-asian="normal" style:font-name-complex="LJGBAB+Calibri" style:font-weight-complex="normal"/>
    </style:style>
    <style:style style:name="T62" style:family="text">
      <style:text-properties fo:font-weight="normal" officeooo:rsid="0021c99a" style:font-name-asian="LJGBAB+Calibri" style:font-weight-asian="normal" style:font-name-complex="LJGBAB+Calibri" style:font-weight-complex="normal"/>
    </style:style>
    <style:style style:name="T63" style:family="text">
      <style:text-properties fo:font-weight="normal" officeooo:rsid="001fd366" style:font-name-asian="LJGBAB+Calibri" style:font-weight-asian="normal" style:font-name-complex="LJGBAB+Calibri" style:font-weight-complex="normal"/>
    </style:style>
    <style:style style:name="T64" style:family="text">
      <style:text-properties fo:font-weight="normal" officeooo:rsid="003ab74e" style:font-name-asian="LJGBAB+Calibri" style:font-weight-asian="normal" style:font-name-complex="LJGBAB+Calibri" style:font-weight-complex="normal"/>
    </style:style>
    <style:style style:name="T65" style:family="text">
      <style:text-properties fo:font-weight="normal" officeooo:rsid="0021a0a2" style:font-name-asian="LJGBAB+Calibri" style:font-weight-asian="normal" style:font-name-complex="LJGBAB+Calibri" style:font-weight-complex="normal"/>
    </style:style>
    <style:style style:name="T66" style:family="text">
      <style:text-properties fo:font-weight="normal" officeooo:rsid="00415ab2" style:font-name-asian="LJGBAB+Calibri" style:font-weight-asian="normal" style:font-name-complex="LJGBAB+Calibri" style:font-weight-complex="normal"/>
    </style:style>
    <style:style style:name="T67" style:family="text">
      <style:text-properties fo:font-weight="normal" officeooo:rsid="00254112" style:font-name-asian="LJGBAB+Calibri" style:font-weight-asian="normal" style:font-name-complex="LJGBAB+Calibri" style:font-weight-complex="normal"/>
    </style:style>
    <style:style style:name="T68" style:family="text">
      <style:text-properties fo:font-weight="normal" officeooo:rsid="002c6a6f" style:font-name-asian="LJGBAB+Calibri" style:font-weight-asian="normal" style:font-name-complex="LJGBAB+Calibri" style:font-weight-complex="normal"/>
    </style:style>
    <style:style style:name="T69" style:family="text">
      <style:text-properties fo:font-weight="normal" officeooo:rsid="0037d9cb" style:font-name-asian="LJGBAB+Calibri" style:font-weight-asian="normal" style:font-name-complex="LJGBAB+Calibri" style:font-weight-complex="normal"/>
    </style:style>
    <style:style style:name="T70" style:family="text">
      <style:text-properties fo:font-weight="normal" officeooo:rsid="002b8ebc" style:font-name-asian="LJGBAB+Calibri" style:font-weight-asian="normal" style:font-name-complex="LJGBAB+Calibri" style:font-weight-complex="normal"/>
    </style:style>
    <style:style style:name="T71" style:family="text">
      <style:text-properties fo:font-weight="normal" officeooo:rsid="002bd857" style:font-name-asian="LJGBAB+Calibri" style:font-weight-asian="normal" style:font-name-complex="LJGBAB+Calibri" style:font-weight-complex="normal"/>
    </style:style>
    <style:style style:name="T72" style:family="text">
      <style:text-properties fo:font-weight="normal" officeooo:rsid="00327755" style:font-name-asian="LJGBAB+Calibri" style:font-weight-asian="normal" style:font-name-complex="LJGBAB+Calibri" style:font-weight-complex="normal"/>
    </style:style>
    <style:style style:name="T73" style:family="text">
      <style:text-properties fo:font-weight="normal" officeooo:rsid="0033a2ee" style:font-name-asian="LJGBAB+Calibri" style:font-weight-asian="normal" style:font-name-complex="LJGBAB+Calibri" style:font-weight-complex="normal"/>
    </style:style>
    <style:style style:name="T74" style:family="text">
      <style:text-properties fo:font-weight="normal" officeooo:rsid="0034a075" style:font-name-asian="LJGBAB+Calibri" style:font-weight-asian="normal" style:font-name-complex="LJGBAB+Calibri" style:font-weight-complex="normal"/>
    </style:style>
    <style:style style:name="T75" style:family="text">
      <style:text-properties fo:font-weight="normal" officeooo:rsid="0034e6e7" style:font-name-asian="LJGBAB+Calibri" style:font-weight-asian="normal" style:font-name-complex="LJGBAB+Calibri" style:font-weight-complex="normal"/>
    </style:style>
    <style:style style:name="T76" style:family="text">
      <style:text-properties fo:font-weight="normal" officeooo:rsid="0038fe31" style:font-name-asian="LJGBAB+Calibri" style:font-weight-asian="normal" style:font-name-complex="LJGBAB+Calibri" style:font-weight-complex="normal"/>
    </style:style>
    <style:style style:name="T77" style:family="text">
      <style:text-properties fo:font-weight="normal" officeooo:rsid="002d8a3d" style:font-name-asian="LJGBAB+Calibri" style:font-weight-asian="normal" style:font-name-complex="LJGBAB+Calibri" style:font-weight-complex="normal"/>
    </style:style>
    <style:style style:name="T78" style:family="text">
      <style:text-properties fo:font-weight="normal" officeooo:rsid="003dcdfb" style:font-name-asian="LJGBAB+Calibri" style:font-weight-asian="normal" style:font-name-complex="LJGBAB+Calibri" style:font-weight-complex="normal"/>
    </style:style>
    <style:style style:name="T79" style:family="text">
      <style:text-properties fo:font-weight="normal" officeooo:rsid="003567ad" style:font-name-asian="LJGBAB+Calibri" style:font-weight-asian="normal" style:font-name-complex="LJGBAB+Calibri" style:font-weight-complex="normal"/>
    </style:style>
    <style:style style:name="T80" style:family="text">
      <style:text-properties fo:font-weight="normal" officeooo:rsid="003613d0" style:font-name-asian="LJGBAB+Calibri" style:font-weight-asian="normal" style:font-name-complex="LJGBAB+Calibri" style:font-weight-complex="normal"/>
    </style:style>
    <style:style style:name="T81" style:family="text">
      <style:text-properties fo:font-weight="normal" officeooo:rsid="003c85ee" style:font-name-asian="LJGBAB+Calibri" style:font-weight-asian="normal" style:font-name-complex="LJGBAB+Calibri" style:font-weight-complex="normal"/>
    </style:style>
    <style:style style:name="T82" style:family="text">
      <style:text-properties fo:font-weight="normal" officeooo:rsid="00237d96" style:font-name-asian="LJGBAB+Calibri" style:font-weight-asian="normal" style:font-name-complex="LJGBAB+Calibri" style:font-weight-complex="normal"/>
    </style:style>
    <style:style style:name="T83" style:family="text">
      <style:text-properties fo:font-weight="normal" officeooo:rsid="0028dae5" style:font-name-asian="LJGBAB+Calibri" style:font-weight-asian="normal" style:font-name-complex="LJGBAB+Calibri" style:font-weight-complex="normal"/>
    </style:style>
    <style:style style:name="T84" style:family="text">
      <style:text-properties fo:font-weight="normal" officeooo:rsid="004b83a6" style:font-name-asian="LJGBAB+Calibri" style:font-weight-asian="normal" style:font-name-complex="LJGBAB+Calibri" style:font-weight-complex="normal"/>
    </style:style>
    <style:style style:name="T85" style:family="text">
      <style:text-properties fo:font-weight="normal" officeooo:rsid="004cd650" style:font-name-asian="LJGBAB+Calibri" style:font-weight-asian="normal" style:font-name-complex="LJGBAB+Calibri" style:font-weight-complex="normal"/>
    </style:style>
    <style:style style:name="T86" style:family="text">
      <style:text-properties fo:font-weight="normal" officeooo:rsid="004f8e82" style:font-name-asian="LJGBAB+Calibri" style:font-weight-asian="normal" style:font-name-complex="LJGBAB+Calibri" style:font-weight-complex="normal"/>
    </style:style>
    <style:style style:name="T87" style:family="text">
      <style:text-properties fo:font-weight="normal" officeooo:rsid="0052f8a1" style:font-name-asian="LJGBAB+Calibri" style:font-weight-asian="normal" style:font-name-complex="LJGBAB+Calibri" style:font-weight-complex="normal"/>
    </style:style>
    <style:style style:name="T88" style:family="text">
      <style:text-properties fo:font-weight="normal" officeooo:rsid="0054629e" style:font-name-asian="LJGBAB+Calibri" style:font-weight-asian="normal" style:font-name-complex="LJGBAB+Calibri" style:font-weight-complex="normal"/>
    </style:style>
    <style:style style:name="T89" style:family="text">
      <style:text-properties fo:font-weight="normal" officeooo:rsid="0055a3d2" style:font-name-asian="LJGBAB+Calibri" style:font-weight-asian="normal" style:font-name-complex="LJGBAB+Calibr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0">­<text:line-break/><text:line-break/><text:line-break/><text:line-break/><text:line-break/><text:line-break/><text:line-break/><text:line-break/><text:line-break/><text:line-break/></text:span></text:p>
      <text:p text:style-name="P1"/>
      <text:p text:style-name="P1"/>
      <text:p text:style-name="P1"/>
      <text:p text:style-name="P1"/>
      <text:p text:style-name="P1"/>
      <text:p text:style-name="P1"/>
      <text:p text:style-name="P1"><text:span text:style-name="T20"><text:line-break/><text:line-break/><text:line-break/>Enterprise Computing <text:line-break/><text:line-break/><text:line-break/>Assessment One <text:line-break/><text:line-break/><text:line-break/>James Michael Matthew Gallagher<text:line-break/><text:line-break/> ( 0800899g )<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p>
      <text:p text:style-name="P2">Introduction</text:p>
      <text:p text:style-name="P5"><text:span text:style-name="T57"><text:line-break/>This reports aims to give an overview of several </text:span><text:span text:style-name="T58">password management programmes, and will investigate their usability potential for use inside a large scale business environment. The report starts off with a brief summary of the requirements gathering process, which was used to gauge the needs of users handling passwords in a small, medium and large scale company.<text:line-break/><text:line-break/> After this, the report will layout <text:s/>a set of metrics which we will use to assess the suitability of each of the password management programs put forward for consideration. Justifications will be provided for the metrics chosen. </text:span><text:span text:style-name="T59">A</text:span><text:span text:style-name="T58">t this stage we will also consider the ubiquitous problem related to choosing the right piece of software </text:span><text:span text:style-name="T59">f</text:span><text:span text:style-name="T58">or use in a business environment.)<text:line-break/><text:line-break/>An overview of </text:span><text:span text:style-name="T59">t</text:span><text:span text:style-name="T58">he features set for each of the password management programs in question will then be given, and each of these applications will be assessed in relation to the chosen metric previous stated. <text:s/><text:line-break/> <text:s text:c="5"/><text:line-break/>This report will conclude with a recommendation for which password management software should be selected for use inside large scale business environment<text:line-break/><text:line-break/></text:span><text:span text:style-name="T60">R</text:span><text:span text:style-name="T54">equirement gathering efforts (10 marks)</text:span><text:span text:style-name="T58"><text:line-break/><text:line-break/></text:span><text:span text:style-name="T61">To start o</text:span><text:span text:style-name="T59">f</text:span><text:span text:style-name="T61">f this report, it was requested that an informal requirements gather phase </text:span><text:span text:style-name="T59">was to be</text:span><text:span text:style-name="T61"> conducted. This was done to get a general idea of the needs and wants of employees, who would be interacting with the password management programmes on a day to day basis. </text:span><text:span text:style-name="T62">Requirements gathering can take many forms <text:s/>such as focus groups, questionnaires and observing the working environment. However for this report </text:span><text:span text:style-name="T59">it was decided</text:span><text:span text:style-name="T63"> that the best format would be an informal interview.<text:line-break/><text:line-break/></text:span><text:span text:style-name="T84">The Interviewees were</text:span><text:span text:style-name="T62"> asked to answer the following questions : <text:line-break/><text:line-break/>What size of company do you work for ? <text:line-break/>How many passwords do you have access to in your role at the company ?<text:line-break/>How many passwords do you use on a day to day basis ? <text:line-break/>Do these passwords require to be changed within a certain period or time frame ?<text:line-break/>Are you currently using, or do you have any pla</text:span><text:span text:style-name="T59">n</text:span><text:span text:style-name="T62">s to start using any password management software?<text:line-break/></text:span><text:span text:style-name="T84">Whats the main requirement yo would have from a password management application ?</text:span><text:span text:style-name="T63"><text:line-break/><text:line-break/>The interviewees, their title, employer, domain background &amp; needs and wants from a password management application follow </text:span><text:span text:style-name="T59">below</text:span><text:span text:style-name="T63"> : <text:s/></text:span><text:span text:style-name="T61"><text:line-break/><text:line-break/> </text:span><text:span text:style-name="T63">The first candidate to be interviewed was Miss Katie Jordan. Katie is a petrochemical engineer for</text:span><text:span text:style-name="T64"> Talisman Sinopec</text:span><text:span text:style-name="T63">. She works in large international office of around 800 people, based in Aberdeen. Her day to day job involves her handling 5 different passwords : 3 personal logins to different company </text:span><text:span text:style-name="T65">systems,</text:span><text:span text:style-name="T63"> 1 login to gain access to the day shift Rota </text:span><text:span text:style-name="T65">&amp;</text:span><text:span text:style-name="T63"> 1 login to gain access to the night shift Rota. </text:span><text:span text:style-name="T65">Although Katie is expected to remember and use several passwords on a day to day basis, no passwords management applications where in use in </text:span><text:span text:style-name="T66">h</text:span><text:span text:style-name="T65">er working environment. Katie is required to change her passwords to all of these systems every 30 days, which she feels is a nuisance. </text:span><text:span text:style-name="T84">When asked about her main requirement for a password management application</text:span><text:span text:style-name="T65"> </text:span><text:span text:style-name="T84">she admit not know very much about domain., however said that she would like to feel like she could trust the software, &amp; that the application “would have to be made by a respectable company.” </text:span><text:span text:style-name="T87">Katie also made passing comments about the cost of such potential software.</text:span><text:span text:style-name="T58"><text:line-break/><text:line-break/></text:span><text:span text:style-name="T61"> </text:span><text:span text:style-name="T63">The </text:span><text:span text:style-name="T65">second</text:span><text:span text:style-name="T63"> candidate interviewed </text:span><text:span text:style-name="T65">for this report was Mr Calum McCall. Calum has just recently finished a summer internhip with LINN, working as a junior developer. He spent the summer working in a <text:s/>medium sized office of around 100 people, and he was happy to answer questions on what he would need from a password management application. When working at LINN Calum was only required to use <text:s/>2 passwords, one for login in to his home workstation &amp; one to gain access to the company’s version control software. </text:span><text:span text:style-name="T66">The company at the time he was working there was using no form of password management software, &amp; had no plans to <text:s/>integrate any. Calum thought this was due to cost concerns of purchasing this type of application, </text:span><text:soft-page-break/><text:span text:style-name="T66">and his main user requirement was that any form of password management application used by the company be </text:span><text:span text:style-name="T85">“very cheap or </text:span><text:span text:style-name="T66">open source.” </text:span><text:span text:style-name="T65"><text:line-break/><text:line-break/> </text:span><text:span text:style-name="T58"><text:line-break/><text:line-break/></text:span><text:span text:style-name="T56">Selecting</text:span><text:span text:style-name="T86"> </text:span><text:span text:style-name="T54">the right piece of software. <text:line-break/><text:line-break/></text:span><text:span text:style-name="T70">More and more, numerous large scale organisations are depending on </text:span><text:span text:style-name="T67">com</text:span><text:span text:style-name="T68">m</text:span><text:span text:style-name="T67">ercial off the shelf “</text:span><text:span text:style-name="T69">COTS”</text:span><text:span text:style-name="T67"> </text:span><text:span text:style-name="T86">software systems</text:span><text:span text:style-name="T70"> in a push for higher levels of efficiency and security. <text:s/></text:span><text:span text:style-name="T58">Unfortunately</text:span><text:span text:style-name="T70"> many problems can arise when </text:span><text:span text:style-name="T68">selecting </text:span><text:span text:style-name="T71">w</text:span><text:span text:style-name="T70">hich piece </text:span><text:span text:style-name="T59">of co</text:span><text:span text:style-name="T69">m</text:span><text:span text:style-name="T59">mercial</text:span><text:span text:style-name="T70"> software to use in a large business environment. <text:line-break/><text:line-break/></text:span><text:span text:style-name="T71">To start with numerous different approaches can be used when trying to select an appropriate software package. Some </text:span><text:span text:style-name="T72">technology business consultants[</text:span><text:span text:style-name="T88">1</text:span><text:span text:style-name="T72">], try and simply down this complex process into 2 uninvolved approaches </text:span><text:span text:style-name="T71"><text:s/>:<text:line-break/><text:line-break/>A </text:span><text:span text:style-name="T59">F</text:span><text:span text:style-name="T71">ormal </text:span><text:span text:style-name="T59">A</text:span><text:span text:style-name="T71">pproach : </text:span><text:span text:style-name="T68">which is based around a competitive invitation to tender. </text:span><text:span text:style-name="T71"><text:line-break/><text:line-break/>An Adaptive </text:span><text:span text:style-name="T59">A</text:span><text:span text:style-name="T71">pproach : </text:span><text:span text:style-name="T68">which </text:span><text:span text:style-name="T71"><text:s/>aims to identify the preferred supplier, before defining the system requirements in detail. This approach places the quality <text:tab/>of the relationship between the client and the supplier of up most importance.</text:span><text:span text:style-name="T54"><text:line-break/><text:line-break/></text:span><text:span text:style-name="T68">Due to the aim of this report being to give an overview of password management applications which are “available on the </text:span><text:span text:style-name="T59">web”</text:span><text:span text:style-name="T68">, neither of these approaches are suitable for use.<text:line-break/><text:line-break/>Fortunately</text:span><text:span text:style-name="T73"> there are is no shortage of academic literature for those who wish to go into more depth </text:span><text:span text:style-name="T69">when</text:span><text:span text:style-name="T73"> analysing this problem. <text:s/>One paper “Selecting COTS Compone</text:span><text:span text:style-name="T69">n</text:span><text:span text:style-name="T73">ts : a Compar</text:span><text:span text:style-name="T69">a</text:span><text:span text:style-name="T73">tive study of E-payment systems” conducted at the U</text:span><text:span text:style-name="T69">ni</text:span><text:span text:style-name="T73">versity of </text:span><text:span text:style-name="T89">Buenos Aires</text:span><text:span text:style-name="T73"> directly matches up t</text:span><text:span text:style-name="T74">w</text:span><text:span text:style-name="T73">o popular methods of selecting a COTS. Th</text:span><text:span text:style-name="T74">e paper presents a comparative case study of two well know selection methods OTSO “Off the Shelf option” and CAP “COTS Acquisition Process”.<text:line-break/><text:line-break/></text:span><text:span text:style-name="T69">However, </text:span><text:span text:style-name="T73">worryingly</text:span><text:span text:style-name="T74"> the paper states : “Individual, none of the COTS selection methods adequately answer the question of how to identify suitable COTS <text:s/>”, </text:span><text:span text:style-name="T75">and concludes </text:span><text:span text:style-name="T76">with the statement “</text:span><text:span text:style-name="T75">similar comparative case </text:span><text:span text:style-name="T76">studies</text:span><text:span text:style-name="T75"> on other wide spread COTS selection methods such as PORE, CEP, CRE would be interesting.”<text:line-break/><text:line-break/></text:span><text:span text:style-name="T68">Another wide spread problem in this area is the lack of standard terminology among</text:span><text:span text:style-name="T77"> similar types of software products. Often different vendors refe</text:span><text:span text:style-name="T78">r</text:span><text:span text:style-name="T77"> to the same concept usin</text:span><text:span text:style-name="T78">g</text:span><text:span text:style-name="T77"> different names </text:span><text:span text:style-name="T78">which can simply confuse the customer.</text:span><text:span text:style-name="T77"> Or even worse, the same name might be used to denote different concepts in a different p</text:span><text:span text:style-name="T78">roduct</text:span><text:span text:style-name="T77">. </text:span><text:span text:style-name="T68"><text:s/></text:span><text:span text:style-name="T74"><text:line-break/><text:line-break/></text:span><text:span text:style-name="T72"> </text:span><text:span text:style-name="T79">One paper, “requirements engineering for COT</text:span><text:span text:style-name="T76">S</text:span><text:span text:style-name="T79"> </text:span><text:span text:style-name="T76">s</text:span><text:span text:style-name="T79">election ” conducted by the University of Pernambuco, introduces a requirememtns enginerring model which focuses on non functional requirments to assist the process of COTS selection. </text:span><text:span text:style-name="T86">Another</text:span><text:span text:style-name="T55"> </text:span><text:span text:style-name="T59">method of selecting an a</text:span><text:span text:style-name="T72">n appropriate commercial “off the shelf” software package is the methodology of building a structured quality model, as suggested by Xavier Franch and Juan Carvallo </text:span><text:span text:style-name="T86">in the article entitled “Using quality models in software package selection”</text:span><text:span text:style-name="T79"><text:line-break/><text:line-break/>T</text:span><text:span text:style-name="T80">his paper</text:span><text:span text:style-name="T79"> speak in very </text:span><text:span text:style-name="T76">broad</text:span><text:span text:style-name="T79"> terms </text:span><text:span text:style-name="T76">about</text:span><text:span text:style-name="T79"> factors which organisation</text:span><text:span text:style-name="T76">s</text:span><text:span text:style-name="T79"> should keep in mind when selecting a </text:span><text:span text:style-name="T76">COTS</text:span><text:span text:style-name="T79"> appl</text:span><text:span text:style-name="T76">i</text:span><text:span text:style-name="T79">cation, </text:span><text:span text:style-name="T76">which</text:span><text:span text:style-name="T79"> include : <text:line-break/><text:line-break/>The applications cost and benefit<text:line-break/>The applications features <text:line-break/></text:span><text:span text:style-name="T80">The Applications similarity to current systems.</text:span><text:span text:style-name="T79"><text:line-break/>The ease of installation <text:line-break/>Access to internal component information <text:line-break/>The application version <text:tab/><text:line-break/>The software suppliers reputation and maturity.<text:line-break/>The software suppliers infrastructure, &amp; ease of integration of future potential products <text:s text:c="2"/><text:line-break/>The quality and cost of technical support </text:span></text:p>
      <text:p text:style-name="P4"><text:soft-page-break/><text:span text:style-name="T72"/></text:p>
      <text:p text:style-name="P4"><text:span text:style-name="T72"><text:line-break/></text:span><text:span text:style-name="T80">Due to the wide range of methodologies to chose from , and also the numerous factors to consider when selecting a COT, its no surprise </text:span><text:span text:style-name="T76">that many can be left confused. </text:span><text:span text:style-name="T68"><text:line-break/><text:line-break/></text:span><text:span text:style-name="T81">Coupled with the problem of selecting the correct COTS, password management applications themselves unfortunately have numerous pitfalls which this report must also consider. </text:span><text:span text:style-name="T82">Although password mangers are desig</text:span><text:span text:style-name="T83">n</text:span><text:span text:style-name="T82">ed to increase the secur</text:span><text:span text:style-name="T83">i</text:span><text:span text:style-name="T82">ty of the user and the informa</text:span><text:span text:style-name="T83">t</text:span><text:span text:style-name="T82">ion they are accessing, in numerous studies is has been shown that these type of systems can have many down falls.</text:span></text:p>
      <text:p text:style-name="P3"><text:span text:style-name="T81"/></text:p>
      <text:p text:style-name="P7"><text:span text:style-name="T28">The Paper “a usability study and critique of two password mangers” conducted by Carleton University highlights numerous problems with these types of applications. </text:span><text:span text:style-name="T29">This paper</text:span><text:span text:style-name="T28"> conduc</text:span><text:span text:style-name="T29">ts</text:span><text:span text:style-name="T28"> a usability study on two </text:span><text:span text:style-name="T29">o</text:span><text:span text:style-name="T28">f the markets most popular password management applications: PwdHash &amp; Password Multiplier </text:span><text:span text:style-name="T29">and notes the following :</text:span><text:span text:style-name="T28"> <text:s text:c="2"/><text:line-break/><text:line-break/></text:span><text:span text:style-name="T30">This papers </text:span><text:span text:style-name="T24">sho</text:span><text:span text:style-name="T30">wed that average users</text:span><text:span text:style-name="T24"> </text:span><text:span text:style-name="T30">can </text:span><text:span text:style-name="T24">have extreme problems when asked to operate several password management systems. </text:span><text:span text:style-name="T30">This study</text:span><text:span text:style-name="T24"> </text:span><text:span text:style-name="T30">asked </text:span><text:span text:style-name="T24">users to preform 5 simple tasks </text:span><text:span text:style-name="T32">on </text:span><text:span text:style-name="T30">both of these </text:span><text:span text:style-name="T24">password management systems, </text:span><text:span text:style-name="T30">&amp; </text:span><text:span text:style-name="T32">worryingly</text:span><text:span text:style-name="T30"> finds found</text:span><text:span text:style-name="T24"> only one task in the study </text:span><text:span text:style-name="T30">to </text:span><text:span text:style-name="T24">have a success rate of over 50%.</text:span><text:span text:style-name="T22"><text:line-break/><text:line-break/></text:span><text:span text:style-name="T24">This study also sho</text:span><text:span text:style-name="T30">w</text:span><text:span text:style-name="T24">ed </text:span><text:span text:style-name="T25">that usability problems with password manager applications lead users to bypass security mechanisms. </text:span><text:span text:style-name="T24">O</text:span><text:span text:style-name="T25">n top this </text:span><text:span text:style-name="T30">the study showed</text:span><text:span text:style-name="T25">, user confusion </text:span><text:span text:style-name="T26">when navigating </text:span><text:span text:style-name="T24">password management system</text:span><text:span text:style-name="T26">s interface,</text:span><text:span text:style-name="T25"> can lead </text:span><text:span text:style-name="T23">to users behaving in an insecure</text:span><text:span text:style-name="T26"> and </text:span><text:span text:style-name="T23">irresponsible manor. </text:span><text:span text:style-name="T25"><text:s/></text:span><text:span text:style-name="T30">An example given by the paper was “when users failed to correctly activate the mechanism, some started guessing, entering all the passwords they could think off.” This study also noted that</text:span><text:span text:style-name="T23"> users report interacting with </text:span><text:span text:style-name="T24">these type of applications to be simple, even when they have failed to properly activate the software’s security mechanism.<text:line-break/>On top off this </text:span><text:span text:style-name="T38">the paper mentioned</text:span><text:span text:style-name="T24"> another more generic danger </text:span><text:span text:style-name="T38">which</text:span><text:span text:style-name="T24"> is that users who believe that password </text:span><text:span text:style-name="T39">management</text:span><text:span text:style-name="T24"> software is in place may be more inclined to use simple (low entropy) passwords.<text:line-break/></text:span><text:span text:style-name="T25"><text:line-break/></text:span><text:span text:style-name="T26"><text:line-break/></text:span><text:span text:style-name="T30">The main problem which the paper identified to be the root of these problems w</text:span><text:span text:style-name="T26">here : <text:line-break/><text:line-break/></text:span><text:span text:style-name="T27">Users of the systems consistently failed to form a correct ment</text:span><text:span text:style-name="T39">a</text:span><text:span text:style-name="T27">l model of how these applications operate. Users of the systems did not manage to gra</text:span><text:span text:style-name="T39">s</text:span><text:span text:style-name="T27">p a high level understanding of what the password </text:span><text:span text:style-name="T39">management</text:span><text:span text:style-name="T27"> programs are doing. </text:span><text:span text:style-name="T39">The paper highlights that “to be usable a system must support a users mental model; and must fit into their regular work pattern <text:s/>. .. users need not fully understand the details of complex security programs</text:span><text:span text:style-name="T31">, </text:span><text:span text:style-name="T39">but rather need a mental model that is consistent.”<text:line-break/></text:span><text:span text:style-name="T44"><text:line-break/></text:span><text:span text:style-name="T49">M</text:span><text:span text:style-name="T44">etrics to judge your software. <text:line-break/><text:line-break/></text:span><text:span text:style-name="T39">B</text:span><text:span text:style-name="T35">ased on the informal requirements </text:span><text:span text:style-name="T39">gathering </text:span><text:span text:style-name="T35">phase which was cond</text:span><text:span text:style-name="T36">u</text:span><text:span text:style-name="T35">cted, &amp; </text:span><text:span text:style-name="T36">information gained</text:span><text:span text:style-name="T35"> from the previously mentioned research papers, </text:span><text:span text:style-name="T36">the password management software will be judged based on the following metrics.</text:span><text:span text:style-name="T44"><text:line-break/><text:line-break/></text:span><text:span text:style-name="T31">The cost of the application </text:span><text:span text:style-name="T37">( main user requirement of the second interviewee)</text:span><text:span text:style-name="T44"><text:line-break/></text:span><text:span text:style-name="T31">The software suppliers reputation and maturity </text:span><text:span text:style-name="T37">( main user requirement of the first interviewee )</text:span><text:span text:style-name="T31"><text:line-break/>The simplicity of the applications work flow model.</text:span><text:span text:style-name="T37">(</text:span><text:span text:style-name="T40">a</text:span><text:span text:style-name="T37">s </text:span><text:span text:style-name="T39">advised</text:span><text:span text:style-name="T37"> </text:span><text:span text:style-name="T36">by the previously mentioned research paper</text:span><text:span text:style-name="T37">)</text:span><text:span text:style-name="T44"><text:line-break/></text:span><text:span text:style-name="T31">The quality of the applications feature set.<text:line-break/></text:span><text:span text:style-name="T44"><text:line-break/></text:span><text:span text:style-name="T40">These metrics will be put in a hierarchy of importance. The hierarchy is as shown above. ( With cost being the most crucial metric &amp; t</text:span><text:span text:style-name="T31">he quality of the applications feature set </text:span><text:span text:style-name="T40">being the least ) In the interest of keeping <text:s/>within the report 2500 word maximum word count, if any of the reviewed software misses the most important metric, not too much time shall be spend assessing it on the other metrics selected. The most important metric, the cost, has been picked for two reasons. </text:span><text:span text:style-name="T41">It repeatedly appeared in the user requirements stage, and also due to this report being aimed at advising a “large company” this report must consider the cost of purchasing 200-300 copies of any of the products mentioned.<text:line-break/><text:line-break/></text:span><text:soft-page-break/><text:span text:style-name="T41"> <text:s/></text:span><text:span text:style-name="T40"><text:s text:c="2"/></text:span><text:span text:style-name="T44"><text:line-break/><text:line-break/></text:span><text:span text:style-name="T48">Overview of </text:span><text:span text:style-name="T50">p</text:span><text:span text:style-name="T48">assword management </text:span><text:span text:style-name="T50">s</text:span><text:span text:style-name="T48">oftware. </text:span><text:span text:style-name="T44"><text:line-break/><text:line-break/></text:span><text:span text:style-name="T36">T</text:span><text:span text:style-name="T33">he first application under consideration is </text:span><text:span text:style-name="T4">1Password. Unfortunately this is on</text:span><text:span text:style-name="T10">e</text:span><text:span text:style-name="T4"> of the weakest applications under review he</text:span><text:span text:style-name="T5">re. The company which makes this application is not very mature, only being created in 2013. On top of this the price model for this application is very unrealistic for a larger organisation. </text:span><text:span text:style-name="T4">Unfortunately this piece of software is only available on a pay per user basis. </text:span><text:span text:style-name="T5">The companies site offer a feature to provide quoted price for the amount of user who will be using the software. The estimated cost for 200 users was $7498.50. </text:span><text:span text:style-name="T6">So, </text:span><text:span text:style-name="T5">this product fa</text:span><text:span text:style-name="T6">i</text:span><text:span text:style-name="T5">l</text:span><text:span text:style-name="T6">s</text:span><text:span text:style-name="T5"> </text:span><text:span text:style-name="T6">to pass </text:span><text:span text:style-name="T5">our first </text:span><text:span text:style-name="T6">and most important </text:span><text:span text:style-name="T5">evaluation metric. <text:line-break/><text:line-break/></text:span><text:span text:style-name="T3">Next up for consideration is SplashId. <text:s/></text:span><text:span text:style-name="T4">This application got released in the year 2000. And has a</text:span><text:span text:style-name="T6">n</text:span><text:span text:style-name="T4"> incredibly rich feature </text:span><text:span text:style-name="T6">set </text:span><text:span text:style-name="T4">which includes the ability to syncs to mobile versions on the iPhone, Android, Blackberry, Palm OS, Windows Mobile, and S60 platforms. However some features such as the ability to heavily customizable entry fields so you can easily make specialized entry types for storage of non-password data (confidential records, bank information, insurance information, etc .</text:span><text:span text:style-name="T6">)</text:span><text:span text:style-name="T4"> .i </text:span><text:span text:style-name="T3"><text:s/></text:span><text:span text:style-name="T11">think</text:span><text:span text:style-name="T3"> adds added complexity to the </text:span><text:span text:style-name="T6">applications</text:span><text:span text:style-name="T3"> work flow model. </text:span><text:span text:style-name="T4">Unfortunately this piece of software is </text:span><text:span text:style-name="T5">again</text:span><text:span text:style-name="T4"> only available on a pay per user basis. This cost model I feel is incredibly unrealistic for use within larger organisations. </text:span><text:span text:style-name="T5">After visiting the companies web site I was unable to find any information on who to assess the cost for a business purchase. However at a cost of £20 for a single copy of the desktop home edition of this application, I feel like this product wouldn't fall within our first evaluation metric. <text:line-break/><text:line-break/></text:span><text:span text:style-name="T6">Next up is an application called Password Genie. The vendor of this product is relatively mature , and I found out from visiting the products web site that the company is celebrating it 10</text:span><text:span text:style-name="T13">th</text:span><text:span text:style-name="T6"> anniversary this year. </text:span><text:span text:style-name="T14">Password Genie is a mobile-first platform, but it does offer integration with a desktop client.</text:span><text:span text:style-name="T6"> Unfortunately this product provides absolutely no information online about using the application in a large scale business environment. The largest purchase you can make is for 5 users, for which you have to sign up for an annual subscription of $15.00 a year. </text:span><text:span text:style-name="T7">This is better value than the previous </text:span><text:span text:style-name="T6"><text:s/>Again </text:span><text:span text:style-name="T5">this product fa</text:span><text:span text:style-name="T6">i</text:span><text:span text:style-name="T5">l</text:span><text:span text:style-name="T6">s</text:span><text:span text:style-name="T5"> </text:span><text:span text:style-name="T6">to pass </text:span><text:span text:style-name="T5">our first evaluation metric.</text:span><text:span text:style-name="T6"> <text:s/></text:span><text:span text:style-name="T5"><text:s text:c="2"/><text:line-break/><text:line-break/></text:span><text:span text:style-name="T9">Next up is RoboForm. RoboForm is one of the oldest </text:span><text:span text:style-name="T11">password managers </text:span><text:span text:style-name="T9">on the market being in production since 1999 &amp; also has one of the simplest work flow model of any of the applications under review. </text:span><text:span text:style-name="T11">T</text:span><text:span text:style-name="T9">he Application </text:span><text:span text:style-name="T11">is</text:span><text:span text:style-name="T9"> operate</text:span><text:span text:style-name="T11">d</text:span><text:span text:style-name="T9"> from an easy to use browser tool bar. The app</text:span><text:span text:style-name="T11">li</text:span><text:span text:style-name="T9">cation has a very full feature set including : </text:span><text:span text:style-name="T15">Auto Login</text:span><text:span text:style-name="T9"> , secure note </text:span><text:span text:style-name="T11">taking</text:span><text:span text:style-name="T9">, </text:span><text:span text:style-name="T15">Integration with Windows Login</text:span><text:span text:style-name="T9"> and </text:span><text:span text:style-name="T15">Military-level AES Encryption</text:span><text:span text:style-name="T9"> included in its b</text:span><text:span text:style-name="T11">a</text:span><text:span text:style-name="T9">sic product for a subscription of £9.99 annually. However the product also comes in to more feature rich version w</text:span><text:span text:style-name="T11">h</text:span><text:span text:style-name="T9">ich include more feature than one could think. </text:span><text:span text:style-name="T11">S</text:span><text:span text:style-name="T9">uch as </text:span><text:span text:style-name="T15">Mass Deployable via SMS, </text:span><text:span text:style-name="T17">a</text:span><text:span text:style-name="T15"> Group</text:span><text:span text:style-name="T17">ing</text:span><text:span text:style-name="T15"> Function- Multiple Logins </text:span><text:span text:style-name="T17">s</text:span><text:span text:style-name="T15">hared </text:span><text:span text:style-name="T17">b</text:span><text:span text:style-name="T15">etween users, and the </text:span><text:span text:style-name="T17">a</text:span><text:span text:style-name="T15">bility to </text:span><text:span text:style-name="T17">i</text:span><text:span text:style-name="T15">ssue </text:span><text:span text:style-name="T17">p</text:span><text:span text:style-name="T15">reconfigured </text:span><text:span text:style-name="T17">t</text:span><text:span text:style-name="T15">emplate</text:span><text:span text:style-name="T17">s</text:span><text:span text:style-name="T15">. </text:span><text:span text:style-name="T16">However these advance features only available in the enterprise edition cost $4999.99, with an added annual maintenance charge of £998.00. This product cover</text:span><text:span text:style-name="T17">s</text:span><text:span text:style-name="T16"> all range of potential user and price points, and is used by such reputable intentional corporations as </text:span><text:span text:style-name="T17">F</text:span><text:span text:style-name="T16">acebook, HSBC and </text:span><text:span text:style-name="T17">S</text:span><text:span text:style-name="T16">hell.</text:span><text:span text:style-name="T44"><text:line-break/><text:line-break/></text:span><text:span text:style-name="T43">N</text:span><text:span text:style-name="T34">ext</text:span><text:span text:style-name="T33"> under consideration is LastPass. LastPass </text:span><text:span text:style-name="T3">only got released this year &amp; has a very feature rich <text:s/>premium version available for $1 a month. </text:span><text:span text:style-name="T8">This application</text:span><text:span text:style-name="T3"> includ</text:span><text:span text:style-name="T12">es</text:span><text:span text:style-name="T3"> the ability to use two-layer authentication however, I feel like thi</text:span><text:span text:style-name="T8">s</text:span><text:span text:style-name="T3"> adds added complexity to the appl</text:span><text:span text:style-name="T8">i</text:span><text:span text:style-name="T3">cations work flow model. <text:s/></text:span><text:span text:style-name="T12">The company has been in operation since 2008.</text:span><text:span text:style-name="T44"><text:line-break/></text:span><text:span text:style-name="T33"><text:line-break/>KeyPass is an open source application with a rich feature set including </text:span><text:span text:style-name="T1">automatic password generation, field and icon customization, secure notes, a wide range of import and export formats as well as printing for hard copy backup or secure offline storage. The software was initial released in 2003. </text:span><text:span text:style-name="T2">Adding to the programs list of features it supports the ability to automatically launch a site site from the software interface with you already logged in. The <text:s/>application is also completely portable and </text:span><text:span text:style-name="T19">can be</text:span><text:span text:style-name="T18"> carried on an USB stick and runs on Windows systems without being installed.</text:span><text:span text:style-name="T2"> </text:span><text:span text:style-name="T44"><text:line-break/></text:span><text:span text:style-name="T4"> <text:line-break/><text:line-break/><text:line-break/><text:line-break/><text:line-break/></text:span><text:soft-page-break/><text:span text:style-name="T4"><text:line-break/><text:line-break/><text:line-break/></text:span><text:span text:style-name="T44"><text:line-break/>Recommendation <text:line-break/><text:line-break/><text:line-break/></text:span><text:span text:style-name="T42">O</text:span><text:span text:style-name="T21">bviously,</text:span><text:span text:style-name="T42"> as has been been mentioned above numerous factor have to been taken into consideration <text:s/>when selecting a commercial off the shelf software package. Numerous issues also arise when considering the domain of a password management program. <text:line-break/><text:line-break/>My recommendation for which password management should be supplied to staff is KeyPass. This is an incredibly feature rich application, with a simple work flow model, &amp; has been used successfully in in production for over a decade. <text:line-break/><text:line-break/>The main stand out out point to take away from this report is that key pass provides similar – an any some cases more- functionality to many commercial products which are significantly more expensive, or subscription based.<text:line-break/><text:line-break/>A feel a good </text:span><text:span text:style-name="T43">point to end on would be to mention that in the previously mentioned paper by university of Carleton states: <text:s/>“currently users are uncomfortable with using password management software, and do not trust it because they do not understand it. . .the password manger needs to appear reliable , consistent and predictable. “ </text:span><text:span text:style-name="T42"><text:s/><text:line-break/><text:line-break/></text:span><text:span text:style-name="T43">I can think of no better way to increase user confidence in this type of application, than providing users with a open source solution, where they evaluate and study every line of the systems code if they so wish. <text:s text:c="2"/></text:span></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2"/></text:p>
      <text:p text:style-name="P7"><text:span text:style-name="T44"><text:line-break/><text:line-break/><text:line-break/><text:line-break/><text:line-break/><text:line-break/><text:line-break/><text:line-break/><text:line-break/><text:line-break/><text:line-break/></text:span></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oft-page-break/><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p>
      <text:p text:style-name="P7"><text:span text:style-name="T44"><text:line-break/><text:line-break/><text:line-break/><text:line-break/></text:span><text:span text:style-name="T53">References<text:line-break/><text:line-break/></text:span><text:span text:style-name="T45"><text:line-break/></text:span><text:span text:style-name="T52">Technology Consultant Cots selection artilce</text:span><text:span text:style-name="T45"><text:line-break/></text:span><text:span text:style-name="T51">[1]</text:span><text:a xlink:type="simple" xlink:href="http://www.sayervincent.co.uk/Asp/uploadedFiles/File/Publications/MadeSimpleGuides/Selecting_package_Software_adaptive.pdf"><text:span text:style-name="T45">http://www.sayervincent.co.uk/Asp/uploadedFiles/File/Publications/MadeSimpleGuides/Selecting_package_Software_adaptive.pdf</text:span></text:a><text:span text:style-name="T45"> <text:s text:c="2"/>-</text:span><text:span text:style-name="T52">. <text:s/></text:span><text:span text:style-name="T45"><text:line-break/><text:line-break/></text:span><text:span text:style-name="T52">Requirement engineering for cots selection : </text:span><text:a xlink:type="simple" xlink:href="http://wer.inf.puc-rio.br/WERpapers/artigos/artigos_WER00/alves.pdf"><text:span text:style-name="T45">http://wer.inf.puc-rio.br/WERpapers/artigos/artigos_WER00/alves.pdf</text:span></text:a><text:span text:style-name="T45"> <text:s/>:<text:line-break/><text:line-break/></text:span><text:span text:style-name="T46">1password : </text:span><text:a xlink:type="simple" xlink:href="https://agilebits.com/store/cart"><text:span text:style-name="T45">https://agilebits.com/store/cart</text:span></text:a><text:span text:style-name="T45"> <text:s/>:</text:span><text:span text:style-name="T46">product cost information. </text:span></text:p>
      <text:p text:style-name="P6"><text:span text:style-name="T46"/></text:p>
      <text:p text:style-name="P6"><text:span text:style-name="T52">Keepass : </text:span><text:a xlink:type="simple" xlink:href="http://keepass.info/features.html"><text:span text:style-name="T46">http://keepass.info/features.html</text:span></text:a><text:span text:style-name="T46"> <text:line-break/><text:line-break/></text:span><text:span text:style-name="T47">Robo form ; </text:span><text:a xlink:type="simple" xlink:href="http://www.roboform.com/enterprise/company/our-customers"><text:span text:style-name="T47">http://www.roboform.com/enterprise/company/our-customers</text:span></text:a><text:span text:style-name="T47"> <text:line-break/><text:line-break/></text:span><text:span text:style-name="T51">SplashID : </text:span><text:a xlink:type="simple" xlink:href="http://www.splashdata.com/splashid/"><text:span text:style-name="T51">http://www.splashdata.com/splashid/</text:span></text:a><text:span text:style-name="T51"> <text:line-break/><text:line-break/></text:span><text:span text:style-name="T52">Password Genie : </text:span><text:a xlink:type="simple" xlink:href="http://www.securitycoverage.com/passwordgenie/desktop-solutions.php"><text:span text:style-name="T52">http://www.securitycoverage.com/passwordgenie/desktop-solutions.php</text:span></text:a><text:span text:style-name="T52"> <text:line-break/><text:line-break/>last pass : </text:span><text:a xlink:type="simple" xlink:href="https://lastpass.com/features_premium.php"><text:span text:style-name="T52">https://lastpass.com/features_premium.php</text:span></text:a><text:span text:style-name="T52"> <text:line-break/><text:line-break/>3 <text:tab/>Texts provided as part of report resources <text:s/>: </text:span><text:a xlink:type="simple" xlink:href="http://moodle2.gla.ac.uk/mod/resource/view.php?id=42460"><text:span text:style-name="T52">http://moodle2.gla.ac.uk/mod/resource/view.php?id=42460</text:span></text:a><text:span text:style-name="T5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Helvetica, sans-serif"/>
    <style:font-face style:name="Georgia" svg:font-family="Georgia, serif"/>
    <style:font-face style:name="Helvetica Neue" svg:font-family="'Helvetica Neue', Helvetica, Arial, sans-serif"/>
    <style:font-face style:name="Lohit Devanagari1" svg:font-family="'Lohit Devanagari'"/>
    <style:font-face style:name="Verdana" svg:font-family="Verdana, Arial, sans-serif"/>
    <style:font-face style:name="helvetica" svg:font-family="helvetica, arial, verdana, sans-serif"/>
    <style:font-face style:name="LJGBAB+Calibri" svg:font-family="LJGBAB+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Gallagher</meta:initial-creator>
    <meta:creation-date>2013-10-23T14:27:58</meta:creation-date>
    <dc:date>2013-10-28T15:48:16.412000000</dc:date>
    <meta:editing-duration>P2DT1H35M54S</meta:editing-duration>
    <meta:editing-cycles>9</meta:editing-cycles>
    <meta:generator>LibreOffice/4.1.2.3$Windows_x86 LibreOffice_project/40b2d7fde7e8d2d7bc5a449dc65df4d08a7dd38</meta:generator>
    <meta:document-statistic meta:table-count="0" meta:image-count="0" meta:object-count="0" meta:page-count="7" meta:paragraph-count="9" meta:word-count="2790" meta:character-count="17876" meta:non-whitespace-character-count="14861"/>
  </office:meta>
</office:document-meta>
</file>